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22.1cm" table:align="left" style:writing-mode="lr-tb"/>
    </style:style>
    <style:style style:name="Tableau1.A" style:family="table-column">
      <style:table-column-properties style:column-width="9.899cm"/>
    </style:style>
    <style:style style:name="Tableau1.B" style:family="table-column">
      <style:table-column-properties style:column-width="12.201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9.899cm" table:align="left" style:writing-mode="lr-tb"/>
    </style:style>
    <style:style style:name="Tableau3.A" style:family="table-column">
      <style:table-column-properties style:column-width="9.899cm"/>
    </style:style>
    <style:style style:name="Tableau3.A1" style:family="table-cell">
      <style:table-cell-properties fo:padding="0.097cm" fo:border="0.05pt solid #000000"/>
    </style:style>
    <style:style style:name="Table1" style:family="table">
      <style:table-properties style:width="14.691cm" table:align="left" style:writing-mode="lr-tb"/>
    </style:style>
    <style:style style:name="Table1.A" style:family="table-column">
      <style:table-column-properties style:column-width="14.691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887cm" table:align="left" style:writing-mode="lr-tb"/>
    </style:style>
    <style:style style:name="Table2.A" style:family="table-column">
      <style:table-column-properties style:column-width="12.88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91cm" table:align="left" style:writing-mode="lr-tb"/>
    </style:style>
    <style:style style:name="Tableau2.A" style:family="table-column">
      <style:table-column-properties style:column-width="10.213cm"/>
    </style:style>
    <style:style style:name="Tableau2.B" style:family="table-column">
      <style:table-column-properties style:column-width="7.091cm"/>
    </style:style>
    <style:style style:name="Tableau2.C" style:family="table-column">
      <style:table-column-properties style:column-width="8.387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793cm" table:align="left" style:writing-mode="lr-tb"/>
    </style:style>
    <style:style style:name="Tableau6.A" style:family="table-column">
      <style:table-column-properties style:column-width="12.793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writing-mode="lr-tb"/>
    </style:style>
    <style:style style:name="Tableau7.A" style:family="table-column">
      <style:table-column-properties style:column-width="12.85cm" style:rel-column-width="32767*"/>
    </style:style>
    <style:style style:name="Tableau7.B" style:family="table-column">
      <style:table-column-properties style:column-width="12.85cm" style:rel-column-width="32768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51f1" officeooo:paragraph-rsid="000a51f1"/>
    </style:style>
    <style:style style:name="P2" style:family="paragraph" style:parent-style-name="Table_20_Contents">
      <style:paragraph-properties fo:text-align="center" style:justify-single-word="false"/>
      <style:text-properties officeooo:rsid="000a51f1" officeooo:paragraph-rsid="001576bd"/>
    </style:style>
    <style:style style:name="P3" style:family="paragraph" style:parent-style-name="Table_20_Contents">
      <style:text-properties officeooo:rsid="000a51f1" officeooo:paragraph-rsid="001576bd"/>
    </style:style>
    <style:style style:name="P4" style:family="paragraph" style:parent-style-name="Table_20_Contents">
      <style:text-properties officeooo:rsid="000cd327" officeooo:paragraph-rsid="000cd327"/>
    </style:style>
    <style:style style:name="P5" style:family="paragraph" style:parent-style-name="Table_20_Contents">
      <style:paragraph-properties fo:text-align="center" style:justify-single-word="false"/>
      <style:text-properties officeooo:rsid="000cd327" officeooo:paragraph-rsid="0016aa7c"/>
    </style:style>
    <style:style style:name="P6" style:family="paragraph" style:parent-style-name="Table_20_Contents">
      <style:text-properties officeooo:rsid="000cd327" officeooo:paragraph-rsid="0016aa7c"/>
    </style:style>
    <style:style style:name="P7" style:family="paragraph" style:parent-style-name="Table_20_Contents">
      <style:text-properties officeooo:rsid="000cd327" officeooo:paragraph-rsid="001878a5"/>
    </style:style>
    <style:style style:name="P8" style:family="paragraph" style:parent-style-name="Table_20_Contents">
      <style:text-properties officeooo:rsid="000cd327" officeooo:paragraph-rsid="0027ec12"/>
    </style:style>
    <style:style style:name="P9" style:family="paragraph" style:parent-style-name="Table_20_Contents">
      <style:text-properties officeooo:rsid="000cd327" officeooo:paragraph-rsid="00331735"/>
    </style:style>
    <style:style style:name="P10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11" style:family="paragraph" style:parent-style-name="Table_20_Contents">
      <style:text-properties officeooo:rsid="000e21c3" officeooo:paragraph-rsid="000e21c3"/>
    </style:style>
    <style:style style:name="P12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13" style:family="paragraph" style:parent-style-name="Table_20_Contents">
      <style:text-properties fo:font-size="11pt" officeooo:rsid="000cd327" officeooo:paragraph-rsid="0016aa7c" style:font-size-asian="11pt" style:font-size-complex="11pt"/>
    </style:style>
    <style:style style:name="P14" style:family="paragraph" style:parent-style-name="Table_20_Contents">
      <style:text-properties fo:font-size="11pt" officeooo:rsid="000e21c3" officeooo:paragraph-rsid="000e21c3" style:font-size-asian="11pt" style:font-size-complex="11pt"/>
    </style:style>
    <style:style style:name="P15" style:family="paragraph" style:parent-style-name="Table_20_Contents">
      <style:text-properties fo:font-size="11pt" officeooo:rsid="000a51f1" officeooo:paragraph-rsid="000a51f1" style:font-size-asian="11pt" style:font-size-complex="11pt"/>
    </style:style>
    <style:style style:name="P16" style:family="paragraph" style:parent-style-name="Table_20_Contents">
      <style:text-properties fo:font-size="11pt" officeooo:rsid="001c6b85" officeooo:paragraph-rsid="001c6b85" style:font-size-asian="11pt" style:font-size-complex="11pt"/>
    </style:style>
    <style:style style:name="P17" style:family="paragraph" style:parent-style-name="Table_20_Contents">
      <style:text-properties fo:font-size="11pt" officeooo:rsid="001d7fe4" officeooo:paragraph-rsid="001d7fe4" style:font-size-asian="11pt" style:font-size-complex="11pt"/>
    </style:style>
    <style:style style:name="P18" style:family="paragraph" style:parent-style-name="Table_20_Contents">
      <style:text-properties fo:font-size="11pt" officeooo:rsid="001eda35" officeooo:paragraph-rsid="001eda35" style:font-size-asian="11pt" style:font-size-complex="11pt"/>
    </style:style>
    <style:style style:name="P19" style:family="paragraph" style:parent-style-name="Table_20_Contents">
      <style:text-properties fo:font-size="11pt" officeooo:rsid="001878a5" officeooo:paragraph-rsid="0030ef6f" style:font-size-asian="11pt" style:font-size-complex="11pt"/>
    </style:style>
    <style:style style:name="P20" style:family="paragraph" style:parent-style-name="Table_20_Contents">
      <style:text-properties officeooo:paragraph-rsid="000a51f1"/>
    </style:style>
    <style:style style:name="P21" style:family="paragraph" style:parent-style-name="Table_20_Contents">
      <style:text-properties officeooo:paragraph-rsid="001576bd"/>
    </style:style>
    <style:style style:name="P22" style:family="paragraph" style:parent-style-name="Table_20_Contents">
      <style:text-properties officeooo:paragraph-rsid="0015f746"/>
    </style:style>
    <style:style style:name="P23" style:family="paragraph" style:parent-style-name="Table_20_Contents">
      <style:paragraph-properties fo:text-align="center" style:justify-single-word="false"/>
      <style:text-properties officeooo:paragraph-rsid="0015f746"/>
    </style:style>
    <style:style style:name="P24" style:family="paragraph" style:parent-style-name="Table_20_Contents">
      <style:paragraph-properties fo:text-align="center" style:justify-single-word="false"/>
      <style:text-properties officeooo:paragraph-rsid="002d36c8"/>
    </style:style>
    <style:style style:name="P25" style:family="paragraph" style:parent-style-name="Table_20_Contents">
      <style:text-properties officeooo:paragraph-rsid="0016aa7c"/>
    </style:style>
    <style:style style:name="P26" style:family="paragraph" style:parent-style-name="Table_20_Contents">
      <style:text-properties officeooo:rsid="0016aa7c" officeooo:paragraph-rsid="0016aa7c"/>
    </style:style>
    <style:style style:name="P27" style:family="paragraph" style:parent-style-name="Table_20_Contents">
      <style:text-properties officeooo:rsid="0016aa7c" officeooo:paragraph-rsid="00290204"/>
    </style:style>
    <style:style style:name="P28" style:family="paragraph" style:parent-style-name="Table_20_Contents">
      <style:text-properties officeooo:rsid="001878a5" officeooo:paragraph-rsid="001878a5"/>
    </style:style>
    <style:style style:name="P29" style:family="paragraph" style:parent-style-name="Table_20_Contents">
      <style:text-properties officeooo:rsid="001878a5" officeooo:paragraph-rsid="003debe0"/>
    </style:style>
    <style:style style:name="P30" style:family="paragraph" style:parent-style-name="Table_20_Contents">
      <style:text-properties officeooo:rsid="001a5150" officeooo:paragraph-rsid="001a5150"/>
    </style:style>
    <style:style style:name="P31" style:family="paragraph" style:parent-style-name="Table_20_Contents">
      <style:paragraph-properties fo:text-align="center" style:justify-single-word="false"/>
      <style:text-properties officeooo:rsid="001c6b85" officeooo:paragraph-rsid="001c6b85"/>
    </style:style>
    <style:style style:name="P32" style:family="paragraph" style:parent-style-name="Table_20_Contents">
      <style:text-properties officeooo:rsid="001c6b85" officeooo:paragraph-rsid="001c6b85"/>
    </style:style>
    <style:style style:name="P33" style:family="paragraph" style:parent-style-name="Table_20_Contents">
      <style:paragraph-properties fo:text-align="center" style:justify-single-word="false"/>
      <style:text-properties officeooo:rsid="001d7fe4" officeooo:paragraph-rsid="001d7fe4"/>
    </style:style>
    <style:style style:name="P34" style:family="paragraph" style:parent-style-name="Table_20_Contents">
      <style:text-properties officeooo:rsid="001d7fe4" officeooo:paragraph-rsid="001d7fe4"/>
    </style:style>
    <style:style style:name="P35" style:family="paragraph" style:parent-style-name="Table_20_Contents">
      <style:text-properties officeooo:rsid="001d7fe4" officeooo:paragraph-rsid="00207457"/>
    </style:style>
    <style:style style:name="P36" style:family="paragraph" style:parent-style-name="Table_20_Contents">
      <style:text-properties officeooo:rsid="001d7fe4" officeooo:paragraph-rsid="003aaaa5"/>
    </style:style>
    <style:style style:name="P37" style:family="paragraph" style:parent-style-name="Table_20_Contents">
      <style:text-properties officeooo:rsid="001d7fe4" officeooo:paragraph-rsid="003be38d"/>
    </style:style>
    <style:style style:name="P38" style:family="paragraph" style:parent-style-name="Table_20_Contents">
      <style:text-properties officeooo:rsid="001eda35" officeooo:paragraph-rsid="001eda35"/>
    </style:style>
    <style:style style:name="P39" style:family="paragraph" style:parent-style-name="Table_20_Contents">
      <style:text-properties officeooo:rsid="001eda35" officeooo:paragraph-rsid="00207457"/>
    </style:style>
    <style:style style:name="P40" style:family="paragraph" style:parent-style-name="Table_20_Contents">
      <style:text-properties officeooo:rsid="001eda35" officeooo:paragraph-rsid="0027ec12"/>
    </style:style>
    <style:style style:name="P41" style:family="paragraph" style:parent-style-name="Table_20_Contents">
      <style:text-properties officeooo:rsid="002156b8" officeooo:paragraph-rsid="002156b8"/>
    </style:style>
    <style:style style:name="P42" style:family="paragraph" style:parent-style-name="Table_20_Contents">
      <style:text-properties officeooo:rsid="002156b8" officeooo:paragraph-rsid="00266470"/>
    </style:style>
    <style:style style:name="P43" style:family="paragraph" style:parent-style-name="Table_20_Contents">
      <style:paragraph-properties fo:text-align="center" style:justify-single-word="false"/>
      <style:text-properties officeooo:rsid="0027ec12" officeooo:paragraph-rsid="0027ec12"/>
    </style:style>
    <style:style style:name="P44" style:family="paragraph" style:parent-style-name="Table_20_Contents">
      <style:text-properties officeooo:rsid="00207457" officeooo:paragraph-rsid="002d36c8"/>
    </style:style>
    <style:style style:name="P45" style:family="paragraph" style:parent-style-name="Table_20_Contents">
      <style:paragraph-properties fo:text-align="center" style:justify-single-word="false"/>
      <style:text-properties officeooo:rsid="00207457" officeooo:paragraph-rsid="002d36c8"/>
    </style:style>
    <style:style style:name="P46" style:family="paragraph" style:parent-style-name="Table_20_Contents">
      <style:text-properties officeooo:rsid="00331735" officeooo:paragraph-rsid="00331735"/>
    </style:style>
    <style:style style:name="P47" style:family="paragraph" style:parent-style-name="Table_20_Contents">
      <style:text-properties officeooo:rsid="00331735" officeooo:paragraph-rsid="0035f6f9"/>
    </style:style>
    <style:style style:name="P48" style:family="paragraph" style:parent-style-name="Standard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49" style:family="paragraph" style:parent-style-name="Standard">
      <style:paragraph-properties fo:text-align="start" style:justify-single-word="false" fo:orphans="0" fo:widows="0"/>
      <style:text-properties fo:font-size="11pt" officeooo:paragraph-rsid="002d36c8" style:font-size-asian="11pt" style:font-size-complex="11pt"/>
    </style:style>
    <style:style style:name="P50" style:family="paragraph" style:parent-style-name="Standard">
      <style:paragraph-properties fo:text-align="start" style:justify-single-word="false" fo:orphans="0" fo:widows="0"/>
      <style:text-properties fo:font-size="11pt" officeooo:paragraph-rsid="002f0229" style:font-size-asian="11pt" style:font-size-complex="11pt"/>
    </style:style>
    <style:style style:name="P51" style:family="paragraph" style:parent-style-name="Standard">
      <style:paragraph-properties fo:text-align="start" style:justify-single-word="false" fo:orphans="0" fo:widows="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21fa" style:font-size-asian="11pt" style:font-size-complex="11pt"/>
    </style:style>
    <style:style style:name="T3" style:family="text">
      <style:text-properties fo:font-size="11pt" officeooo:rsid="0016aa7c" style:font-size-asian="11pt" style:font-size-complex="11pt"/>
    </style:style>
    <style:style style:name="T4" style:family="text">
      <style:text-properties fo:font-size="11pt" officeooo:rsid="000cd327" style:font-size-asian="11pt" style:font-size-complex="11pt"/>
    </style:style>
    <style:style style:name="T5" style:family="text">
      <style:text-properties fo:font-size="11pt" officeooo:rsid="001878a5" style:font-size-asian="11pt" style:font-size-complex="11pt"/>
    </style:style>
    <style:style style:name="T6" style:family="text">
      <style:text-properties fo:font-size="11pt" officeooo:rsid="001a5150" style:font-size-asian="11pt" style:font-size-complex="11pt"/>
    </style:style>
    <style:style style:name="T7" style:family="text">
      <style:text-properties fo:font-size="11pt" officeooo:rsid="001576bd" style:font-size-asian="11pt" style:font-size-complex="11pt"/>
    </style:style>
    <style:style style:name="T8" style:family="text">
      <style:text-properties fo:font-size="11pt" officeooo:rsid="0015f746" style:font-size-asian="11pt" style:font-size-complex="11pt"/>
    </style:style>
    <style:style style:name="T9" style:family="text">
      <style:text-properties fo:font-size="11pt" officeooo:rsid="000a51f1" style:font-size-asian="11pt" style:font-size-complex="11pt"/>
    </style:style>
    <style:style style:name="T10" style:family="text">
      <style:text-properties fo:font-size="11pt" officeooo:rsid="002156b8" style:font-size-asian="11pt" style:font-size-complex="11pt"/>
    </style:style>
    <style:style style:name="T11" style:family="text">
      <style:text-properties fo:font-size="11pt" officeooo:rsid="00266470" style:font-size-asian="11pt" style:font-size-complex="11pt"/>
    </style:style>
    <style:style style:name="T12" style:family="text">
      <style:text-properties fo:font-size="11pt" officeooo:rsid="00207457" style:font-size-asian="11pt" style:font-size-complex="11pt"/>
    </style:style>
    <style:style style:name="T13" style:family="text">
      <style:text-properties fo:font-size="11pt" officeooo:rsid="0020b51b" style:font-size-asian="11pt" style:font-size-complex="11pt"/>
    </style:style>
    <style:style style:name="T14" style:family="text">
      <style:text-properties fo:font-size="11pt" officeooo:rsid="001d7fe4" style:font-size-asian="11pt" style:font-size-complex="11pt"/>
    </style:style>
    <style:style style:name="T15" style:family="text">
      <style:text-properties fo:font-size="11pt" officeooo:rsid="0027ec12" style:font-size-asian="11pt" style:font-size-complex="11pt"/>
    </style:style>
    <style:style style:name="T16" style:family="text">
      <style:text-properties fo:font-size="11pt" officeooo:rsid="00280c49" style:font-size-asian="11pt" style:font-size-complex="11pt"/>
    </style:style>
    <style:style style:name="T17" style:family="text">
      <style:text-properties fo:font-size="11pt" officeooo:rsid="0028a4e8" style:font-size-asian="11pt" style:font-size-complex="11pt"/>
    </style:style>
    <style:style style:name="T18" style:family="text">
      <style:text-properties fo:font-size="11pt" officeooo:rsid="00290204" style:font-size-asian="11pt" style:font-size-complex="11pt"/>
    </style:style>
    <style:style style:name="T19" style:family="text">
      <style:text-properties fo:font-size="11pt" officeooo:rsid="002f06ad" style:font-size-asian="11pt" style:font-size-complex="11pt"/>
    </style:style>
    <style:style style:name="T20" style:family="text">
      <style:text-properties fo:font-size="11pt" officeooo:rsid="00331735" style:font-size-asian="11pt" style:font-size-complex="11pt"/>
    </style:style>
    <style:style style:name="T21" style:family="text">
      <style:text-properties fo:font-size="11pt" officeooo:rsid="00341a29" style:font-size-asian="11pt" style:font-size-complex="11pt"/>
    </style:style>
    <style:style style:name="T22" style:family="text">
      <style:text-properties fo:font-size="11pt" officeooo:rsid="0035f6f9" style:font-size-asian="11pt" style:font-size-complex="11pt"/>
    </style:style>
    <style:style style:name="T23" style:family="text">
      <style:text-properties fo:font-size="11pt" officeooo:rsid="00377573" style:font-size-asian="11pt" style:font-size-complex="11pt"/>
    </style:style>
    <style:style style:name="T24" style:family="text">
      <style:text-properties fo:font-size="11pt" officeooo:rsid="003aaaa5" style:font-size-asian="11pt" style:font-size-complex="11pt"/>
    </style:style>
    <style:style style:name="T25" style:family="text">
      <style:text-properties fo:font-size="11pt" officeooo:rsid="0040730a" style:font-size-asian="11pt" style:font-size-complex="11pt"/>
    </style:style>
    <style:style style:name="T26" style:family="text">
      <style:text-properties fo:font-size="11pt" officeooo:rsid="0041235b" style:font-size-asian="11pt" style:font-size-complex="11pt"/>
    </style:style>
    <style:style style:name="T27" style:family="text">
      <style:text-properties fo:font-size="11pt" officeooo:rsid="0042061b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text:span text:style-name="classe"><text:span text:style-name="T7">template&lt;class Sq&gt; </text:span></text:span></text:p>
            <text:p text:style-name="P2"><text:span text:style-name="classe"><text:span text:style-name="T1">class </text:span></text:span><text:span text:style-name="classe"><text:span text:style-name="T7">Game</text:span></text:span><text:span text:style-name="T1"> </text:span><text:span text:style-name="Commentaire"><text:span text:style-name="T1">//classe abstraite</text:span></text:span></text:p>
          </table:table-cell>
          <table:covered-table-cell/>
        </table:table-row>
        <table:table-row>
          <table:table-cell table:style-name="Tableau1.A2" office:value-type="string">
            <text:p text:style-name="P3"><text:span text:style-name="visibilité"><text:span text:style-name="T1">public:</text:span></text:span></text:p>
            <text:p text:style-name="P3"><text:span text:style-name="Nom_20_de_20_fonction"><text:span text:style-name="T8">Game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 </text:span><text:span text:style-name="Commentaire"><text:span text:style-name="T1">//dimensions</text:span>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play</text:span></text:span><text:span text:style-name="T1">();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demo</text:span></text:span><text:span text:style-name="T1">();</text:span></text:p>
            <text:p text:style-name="P3"><text:span text:style-name="Qualificateurs"><text:span text:style-name="T1">virtual</text:span></text:span><text:span text:style-name="visibilité"><text:span text:style-name="T1"> </text:span></text:span><text:span text:style-name="Nom_20_de_20_fonction"><text:span text:style-name="T1">~Game</text:span></text:span><text:span text:style-name="T1">();</text:span></text:p>
            <text:p text:style-name="P15"/>
            <text:p text:style-name="P1"><text:span text:style-name="visibilité"><text:span text:style-name="T1">protected:</text:span></text:span></text:p>
            <text:p text:style-name="P3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7">height</text:span></text:span><text:span text:style-name="T1">;</text:span></text:p>
            <text:p text:style-name="P3"><text:span text:style-name="Qualificateurs"><text:span text:style-name="T1">const</text:span></text:span><text:span text:style-name="visibilité"><text:span text:style-name="T1"> </text:span></text:span><text:span text:style-name="Type_20_de_20_variable"><text:span text:style-name="T1">int</text:span></text:span><text:span text:style-name="visibilité"><text:span text:style-name="T1"> </text:span></text:span><text:span text:style-name="Nom_20_de_20_variable"><text:span text:style-name="T7">width</text:span></text:span><text:span text:style-name="visibilité"><text:span text:style-name="T1">;</text:span></text:span></text:p>
            <text:p text:style-name="P20"><text:span text:style-name="Type_20_de_20_variable"><text:span text:style-name="T7">vector&lt;Sq&gt;</text:span></text:span><text:span text:style-name="T7">*</text:span><text:span text:style-name="T9"> </text:span><text:span text:style-name="Nom_20_de_20_variable"><text:span text:style-name="T9">plateau</text:span></text:span><text:span text:style-name="T9">;</text:span></text:p>
            <text:p text:style-name="P1"><text:span text:style-name="Type_20_de_20_variable"><text:span text:style-name="T7">long long</text:span></text:span><text:span text:style-name="T1"> </text:span><text:span text:style-name="Nom_20_de_20_variable"><text:span text:style-name="T1">score</text:span></text:span><text:span text:style-name="T1">;</text:span></text:p>
            <text:p text:style-name="P1"><text:span text:style-name="visibilité"><text:span text:style-name="T1"/></text:span></text:p>
          </table:table-cell>
          <table:table-cell table:style-name="Tableau1.B2" office:value-type="string">
            <text:p text:style-name="P3"><text:span text:style-name="visibilité"><text:span text:style-name="T7">private:</text:span></text:span></text:p>
            <text:p text:style-name="P21"><text:span text:style-name="Type_20_de_20_variable"><text:span text:style-name="T7">bool </text:span></text:span><text:span text:style-name="Nom_20_de_20_variable"><text:span text:style-name="T7">quit</text:span></text:span><text:span text:style-name="T1">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init</text:span></text:span><text:span text:style-name="T7">()=0;</text:span></text:p>
            <text:p text:style-name="P21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over</text:span></text:span><text:span text:style-name="T7">() </text:span><text:span text:style-name="Qualificateurs"><text:span text:style-name="T7">const</text:span></text:span><text:span text:style-name="T7">=0;</text:span></text:p>
            <text:p text:style-name="P22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8">move</text:span></text:span><text:span text:style-name="T7">(</text:span><text:span text:style-name="Type_20_de_20_variable"><text:span text:style-name="T7">Direction</text:span></text:span><text:span text:style-name="T7">)=0;</text:span></text:p>
            <text:p text:style-name="P21"><text:span text:style-name="Qualificateurs"><text:span text:style-name="T9">virtual</text:span></text:span><text:span text:style-name="T9"> </text:span><text:span text:style-name="Type_20_de_20_variable"><text:span text:style-name="T9">void</text:span></text:span><text:span text:style-name="T9"> </text:span><text:span text:style-name="Nom_20_de_20_fonction"><text:span text:style-name="T7">print_</text:span></text:span><text:span text:style-name="Nom_20_de_20_fonction"><text:span text:style-name="T17">board</text:span></text:span><text:span text:style-name="T9">(</text:span><text:span text:style-name="Type_20_de_20_variable"><text:span text:style-name="T9">ostream</text:span></text:span><text:span text:style-name="T9">&amp; </text:span><text:span text:style-name="Nom_20_de_20_variable"><text:span text:style-name="T9">o</text:span></text:span><text:span text:style-name="T9">=cout) </text:span><text:span text:style-name="Qualificateurs"><text:span text:style-name="T9">const</text:span></text:span><text:span text:style-name="T9">;</text:span></text:p>
            <text:p text:style-name="P21"><text:span text:style-name="Qualificateurs"><text:span text:style-name="T8">friend </text:span></text:span><text:span text:style-name="Type_20_de_20_variable"><text:span text:style-name="T7">ostream&amp; </text:span></text:span><text:span text:style-name="Nom_20_de_20_fonction"><text:span text:style-name="T8">operator&lt;&lt;</text:span></text:span><text:span text:style-name="T7">(</text:span><text:span text:style-name="Type_20_de_20_variable"><text:span text:style-name="T7">ostream</text:span></text:span><text:span text:style-name="T7">&amp; </text:span><text:span text:style-name="Nom_20_de_20_variable"><text:span text:style-name="T7">o</text:span></text:span><text:span text:style-name="T7">, </text:span><text:span text:style-name="Qualificateurs"><text:span text:style-name="T7">const</text:span></text:span><text:span text:style-name="T7"> </text:span><text:span text:style-name="Type_20_de_20_variable"><text:span text:style-name="T7">Game&lt;S</text:span></text:span><text:span text:style-name="Type_20_de_20_variable"><text:span text:style-name="T16">q</text:span></text:span><text:span text:style-name="Type_20_de_20_variable"><text:span text:style-name="T7">&gt;</text:span></text:span><text:span text:style-name="T7">&amp; </text:span><text:span text:style-name="Nom_20_de_20_variable"><text:span text:style-name="T7">game</text:span></text:span><text:span text:style-name="T7">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up</text:span></text:span><text:span text:style-name="T7">(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down</text:span></text:span><text:span text:style-name="T7">(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left</text:span></text:span><text:span text:style-name="T7">();</text:span></text:p>
            <text:p text:style-name="P22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right</text:span></text:span><text:span text:style-name="T7">();</text:span></text:p>
            <text:p text:style-name="P22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stuck</text:span></text:span><text:span text:style-name="T7">() </text:span><text:span text:style-name="Qualificateurs"><text:span text:style-name="T7">const</text:span></text:span><text:span text:style-name="T7">;</text:span></text:p>
          </table:table-cell>
        </table:table-row>
      </table:table>
      <text:p text:style-name="P51"/>
      <text:p text:style-name="P4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3"><text:span text:style-name="classe"><text:span text:style-name="T8">enum class Direction { up, down, left, right}</text:span></text:span></text:p>
          </table:table-cell>
        </table:table-row>
      </table:table>
      <text:p text:style-name="P48"/>
      <text:p text:style-name="P49"/>
      <table:table table:name="Table1" table:style-name="Table1">
        <table:table-column table:style-name="Table1.A"/>
        <table:table-row>
          <table:table-cell table:style-name="Table1.A1" office:value-type="string">
            <text:p text:style-name="P24"><text:span text:style-name="classe"><text:span text:style-name="T1">e</text:span></text:span><text:span text:style-name="classe"><text:span text:style-name="T12">num class </text:span></text:span><text:span text:style-name="classe"><text:span text:style-name="T18">Square_</text:span></text:span><text:span text:style-name="classe"><text:span text:style-name="T12">Sok</text:span></text:span><text:span text:style-name="classe"><text:span text:style-name="T18">oban</text:span></text:span><text:span text:style-name="classe"><text:span text:style-name="T12"> { empty, wall, pers, crate, target, crate_target, pers_target }</text:span></text:span></text:p>
          </table:table-cell>
        </table:table-row>
        <table:table-row>
          <table:table-cell table:style-name="Table1.A2" office:value-type="string">
            <text:p text:style-name="P44"><text:span text:style-name="Type_20_de_20_variable"><text:span text:style-name="T1">ostream</text:span></text:span><text:span text:style-name="T1">&amp;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Type_20_de_20_variable"><text:span text:style-name="T18">Square_Sokoban</text:span></text:span><text:span text:style-name="T1"> </text:span><text:span text:style-name="Qualificateurs"><text:span text:style-name="T1">const</text:span></text:span><text:span text:style-name="T1">&amp; </text:span><text:span text:style-name="Nom_20_de_20_variable"><text:span text:style-name="T1">c</text:span></text:span><text:span text:style-name="T1">);</text:span></text:p>
          </table:table-cell>
        </table:table-row>
      </table:table>
      <text:p text:style-name="P49"/>
      <text:p text:style-name="P49"/>
      <table:table table:name="Table2" table:style-name="Table2">
        <table:table-column table:style-name="Table2.A"/>
        <table:table-row>
          <table:table-cell table:style-name="Table2.A1" office:value-type="string">
            <text:p text:style-name="P45"><text:span text:style-name="classe"><text:span text:style-name="T1">enum class </text:span></text:span><text:span text:style-name="classe"><text:span text:style-name="T15">A</text:span></text:span><text:span text:style-name="classe"><text:span text:style-name="T1">ction_</text:span></text:span><text:span text:style-name="classe"><text:span text:style-name="T15">2048</text:span></text:span><text:span text:style-name="classe"><text:span text:style-name="T1"> { none, mult, destroy }</text:span></text:span></text:p>
          </table:table-cell>
        </table:table-row>
        <table:table-row>
          <table:table-cell table:style-name="Table2.A2" office:value-type="string">
            <text:p text:style-name="P44"><text:span text:style-name="Type_20_de_20_variable"><text:span text:style-name="T1">string</text:span></text:span><text:span text:style-name="T1"> </text:span><text:span text:style-name="Nom_20_de_20_fonction"><text:span text:style-name="T1">to_string</text:span></text:span><text:span text:style-name="T1">(</text:span><text:span text:style-name="Type_20_de_20_variable"><text:span text:style-name="T15">A</text:span></text:span><text:span text:style-name="Type_20_de_20_variable"><text:span text:style-name="T1">ctio</text:span></text:span><text:span text:style-name="Type_20_de_20_variable"><text:span text:style-name="T15">n_2048</text:span></text:span><text:span text:style-name="T1"> </text:span><text:span text:style-name="Nom_20_de_20_variable"><text:span text:style-name="T1">action</text:span></text:span><text:span text:style-name="T1">);</text:span></text:p>
          </table:table-cell>
        </table:table-row>
      </table:table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>
          <table:table-cell table:style-name="Tableau2.A1" office:value-type="string">
            <text:p text:style-name="P5"><text:span text:style-name="classe"><text:span text:style-name="T1">class </text:span></text:span><text:span text:style-name="classe"><text:span text:style-name="T3">Game_</text:span></text:span><text:span text:style-name="classe"><text:span text:style-name="T1">2048 </text:span></text:span><text:span text:style-name="T1">:</text:span><text:span text:style-name="classe"><text:span text:style-name="T1"> </text:span></text:span></text:p>
            <text:p text:style-name="P5"><text:span text:style-name="visibilité"><text:span text:style-name="T1">public</text:span></text:span><text:span text:style-name="classe"><text:span text:style-name="T1"> </text:span></text:span><text:span text:style-name="classe"><text:span text:style-name="T3">Game&lt;Square_2048&gt;</text:span></text:span></text:p>
          </table:table-cell>
          <table:table-cell table:style-name="Tableau2.A1" office:value-type="string">
            <text:p text:style-name="P43"><text:span text:style-name="classe"><text:span text:style-name="T1">template &lt;class C&gt;</text:span></text:span></text:p>
            <text:p text:style-name="P5"><text:span text:style-name="classe"><text:span text:style-name="T1">class Taquin</text:span></text:span><text:span text:style-name="T1"> :</text:span></text:p>
            <text:p text:style-name="P5"><text:span text:style-name="T1"><text:s/></text:span><text:span text:style-name="visibilité"><text:span text:style-name="T1">public</text:span></text:span><text:span text:style-name="T1"> </text:span><text:span text:style-name="classe"><text:span text:style-name="T3">Game&lt;Square_Taquin</text:span></text:span><text:span text:style-name="classe"><text:span text:style-name="T15">&lt;C&gt;</text:span></text:span><text:span text:style-name="classe"><text:span text:style-name="T3">&gt;</text:span></text:span></text:p>
          </table:table-cell>
          <table:table-cell table:style-name="Tableau2.C1" office:value-type="string">
            <text:p text:style-name="P10"><text:span text:style-name="classe"><text:span text:style-name="T1">class Sokoban</text:span></text:span><text:span text:style-name="T1"> : </text:span><text:span text:style-name="visibilité"><text:span text:style-name="T1">public </text:span></text:span><text:span text:style-name="classe"><text:span text:style-name="T3">Game&lt;</text:span></text:span><text:span text:style-name="classe"><text:span text:style-name="T18">Square_Sokoban</text:span></text:span><text:span text:style-name="classe"><text:span text:style-name="T3">&gt;</text:span></text:span></text:p>
          </table:table-cell>
        </table:table-row>
        <table:table-row>
          <table:table-cell table:style-name="Tableau2.A2" office:value-type="string">
            <text:p text:style-name="P6"><text:span text:style-name="visibilité"><text:span text:style-name="T1">public:</text:span></text:span></text:p>
            <text:p text:style-name="P25"><text:span text:style-name="Nom_20_de_20_fonction"><text:span text:style-name="T4">Game_2048</text:span></text:span><text:span text:style-name="T4">(</text:span><text:span text:style-name="Type_20_de_20_variable"><text:span text:style-name="T4">int</text:span></text:span><text:span text:style-name="T4"> </text:span><text:span text:style-name="Nom_20_de_20_variable"><text:span text:style-name="T3">height</text:span></text:span><text:span text:style-name="T3">);</text:span></text:p>
            <text:p text:style-name="P25"/>
            <text:p text:style-name="P9"><text:span text:style-name="visibilité"><text:span text:style-name="T1">p</text:span></text:span><text:span text:style-name="visibilité"><text:span text:style-name="T5">r</text:span></text:span><text:span text:style-name="visibilité"><text:span text:style-name="T20">otected</text:span></text:span><text:span text:style-name="visibilité"><text:span text:style-name="T1">:</text:span></text:span></text:p>
            <text:p text:style-name="P46"><text:span text:style-name="Type_20_de_20_variable"><text:span text:style-name="T21">vector&lt;long long&gt;</text:span></text:span><text:span text:style-name="Type_20_de_20_variable"><text:span text:style-name="T3"> </text:span></text:span><text:span text:style-name="Nom_20_de_20_variable"><text:span text:style-name="T21">values</text:span></text:span><text:span text:style-name="T3">;</text:span></text:p>
            <text:p text:style-name="P47"><text:span text:style-name="Type_20_de_20_variable"><text:span text:style-name="T21">vector&lt;</text:span></text:span><text:span text:style-name="Type_20_de_20_variable"><text:span text:style-name="T23">Action_2048</text:span></text:span><text:span text:style-name="Type_20_de_20_variable"><text:span text:style-name="T21">&gt;</text:span></text:span><text:span text:style-name="Type_20_de_20_variable"><text:span text:style-name="T3"> </text:span></text:span><text:span text:style-name="Nom_20_de_20_variable"><text:span text:style-name="T22">actions</text:span></text:span><text:span text:style-name="T3">;</text:span></text:p>
            <text:p text:style-name="P37"><text:span text:style-name="Qualificateurs"><text:span text:style-name="T3">virtual</text:span></text:span><text:span text:style-name="T3"> </text:span><text:span text:style-name="Type_20_de_20_variable"><text:span text:style-name="T3">bool</text:span></text:span><text:span text:style-name="T3"> </text:span><text:span text:style-name="Nom_20_de_20_fonction"><text:span text:style-name="T3">mergeable</text:span></text:span><text:span text:style-name="T3">(</text:span><text:span text:style-name="Type_20_de_20_variable"><text:span text:style-name="T3">Square_2048</text:span></text:span><text:span text:style-name="T3">&amp;, </text:span><text:span text:style-name="Type_20_de_20_variable"><text:span text:style-name="T3">Square_2048</text:span></text:span><text:span text:style-name="T3">&amp;) </text:span><text:span text:style-name="Qualificateurs"><text:span text:style-name="T13">const</text:span></text:span><text:span text:style-name="T3">;</text:span></text:p>
            <text:p text:style-name="P13"/>
            <text:p text:style-name="P4"><text:span text:style-name="visibilité"><text:span text:style-name="T1">p</text:span></text:span><text:span text:style-name="visibilité"><text:span text:style-name="T5">r</text:span></text:span><text:span text:style-name="visibilité"><text:span text:style-name="T1">i</text:span></text:span><text:span text:style-name="visibilité"><text:span text:style-name="T5">vate</text:span></text:span><text:span text:style-name="visibilité"><text:span text:style-name="T1">:</text:span></text:span></text:p>
            <text:p text:style-name="P25"><text:span text:style-name="Type_20_de_20_variable"><text:span text:style-name="T3">bool </text:span></text:span><text:span text:style-name="Nom_20_de_20_variable"><text:span text:style-name="T3">board_change</text:span></text:span><text:span text:style-name="T1">;</text:span></text:p>
            <text:p text:style-name="P25"><text:span text:style-name="Type_20_de_20_variable"><text:span text:style-name="T3">vector&lt;pair&lt;int, int&gt;&gt; </text:span></text:span><text:span text:style-name="Nom_20_de_20_variable"><text:span text:style-name="T3">empty_squares</text:span></text:span><text:span text:style-name="T1">;</text:span></text:p>
            <text:p text:style-name="P26"><text:span text:style-name="Qualificateurs"><text:span text:style-name="T1">virtual </text:span></text:span><text:span text:style-name="Type_20_de_20_variable"><text:span text:style-name="T1">void </text:span></text:span><text:span text:style-name="Nom_20_de_20_fonction"><text:span text:style-name="T1">init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transpose_board</text:span></text:span><text:span text:style-name="T1">(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pop_up_new_square</text:span></text:span><text:span text:style-name="T1">(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slid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merg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add_empty_squar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j</text:span></text:span><text:span text:style-name="T1">);</text:span></text:p>
            <text:p text:style-name="P26"><text:span text:style-name="classe"><text:span text:style-name="T1">template&lt;class It&gt;</text:span></text:span></text:p>
            <text:p text:style-name="P26"><text:span text:style-name="Type_20_de_20_variable"><text:span text:style-name="T1">int</text:span></text:span><text:span text:style-name="T1"> </text:span><text:span text:style-name="Nom_20_de_20_fonction"><text:span text:style-name="T1">slid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slide_board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, </text:span><text:span text:style-name="Type_20_de_20_variable"><text:span text:style-name="T1">bool</text:span></text:span><text:span text:style-name="T1"> </text:span><text:span text:style-name="Nom_20_de_20_variable"><text:span text:style-name="T1">transpose</text:span></text:span><text:span text:style-name="T1">);</text:span></text:p>
            <text:p text:style-name="P26"><text:span text:style-name="classe"><text:span text:style-name="T1">template&lt;class It&gt;</text:span></text:span></text:p>
            <text:p text:style-name="P26"><text:span text:style-name="Type_20_de_20_variable"><text:span text:style-name="T1">void</text:span></text:span><text:span text:style-name="T1"> </text:span><text:span text:style-name="Nom_20_de_20_fonction"><text:span text:style-name="T1">merg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27"><text:span text:style-name="classe"><text:span text:style-name="T1">template&lt;class It&gt;</text:span></text:span></text:p>
            <text:p text:style-name="P27"><text:span text:style-name="Type_20_de_20_variable"><text:span text:style-name="T1">int</text:span></text:span><text:span text:style-name="T1"> </text:span><text:span text:style-name="Nom_20_de_20_fonction"><text:span text:style-name="T1">slide_</text:span></text:span><text:span text:style-name="Nom_20_de_20_fonction"><text:span text:style-name="T18">merged</text:span></text:span><text:span text:style-name="Nom_20_de_20_fonction"><text:span text:style-name="T1">_</text:span></text:span><text:span text:style-name="Nom_20_de_20_fonction"><text:span text:style-name="T18">lin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36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merge</text:span></text:span><text:span text:style-name="T1">(</text:span><text:span text:style-name="Type_20_de_20_variable"><text:span text:style-name="T1">Square_2048</text:span></text:span><text:span text:style-name="T1">&amp;, </text:span><text:span text:style-name="Type_20_de_20_variable"><text:span text:style-name="T1">Square_2048</text:span></text:span><text:span text:style-name="T1">&amp;</text:span><text:span text:style-name="T24">)</text:span><text:span text:style-name="T1">;</text:span></text:p>
          </table:table-cell>
          <table:table-cell table:style-name="Tableau2.B2" office:value-type="string">
            <text:p text:style-name="P7"><text:span text:style-name="visibilité"><text:span text:style-name="T1">public:</text:span></text:span></text:p>
            <text:p text:style-name="P8"><text:span text:style-name="Qualificateurs"><text:span text:style-name="T5">static </text:span></text:span><text:span text:style-name="Qualificateurs"><text:span text:style-name="T15">const</text:span></text:span><text:span text:style-name="visibilité"><text:span text:style-name="T5"> </text:span></text:span><text:span text:style-name="Type_20_de_20_variable"><text:span text:style-name="T5">Square_Taquin</text:span></text:span><text:span text:style-name="Type_20_de_20_variable"><text:span text:style-name="T15">&lt;C&gt;</text:span></text:span><text:span text:style-name="visibilité"><text:span text:style-name="T5"> </text:span></text:span><text:span text:style-name="Nom_20_de_20_variable"><text:span text:style-name="T5">empty</text:span></text:span><text:span text:style-name="visibilité"><text:span text:style-name="T5">;</text:span></text:span></text:p>
            <text:p text:style-name="P7"><text:span text:style-name="Nom_20_de_20_fonction"><text:span text:style-name="T1">Taquin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</text:span></text:p>
            <text:p text:style-name="P7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Taquin</text:span></text:span><text:span text:style-name="T1">();</text:span></text:p>
            <text:p text:style-name="P12"/>
            <text:p text:style-name="P4"><text:span text:style-name="visibilité"><text:span text:style-name="T1">p</text:span></text:span><text:span text:style-name="visibilité"><text:span text:style-name="T26">rotect</text:span></text:span><text:span text:style-name="visibilité"><text:span text:style-name="T5">e</text:span></text:span><text:span text:style-name="visibilité"><text:span text:style-name="T26">d</text:span></text:span><text:span text:style-name="visibilité"><text:span text:style-name="T1">:</text:span>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e</text:span></text:span><text:span text:style-name="Nom_20_de_20_variable"><text:span text:style-name="T5">mpty_w</text:span></text:span><text:span text:style-name="T1">;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</text:span></text:span><text:span text:style-name="Nom_20_de_20_variable"><text:span text:style-name="T5">empty_h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);</text:span></text:p>
            <text:p text:style-name="P28"><text:span text:style-name="Type_20_de_20_variable"><text:span text:style-name="T1">void</text:span></text:span><text:span text:style-name="T1"> </text:span><text:span text:style-name="Nom_20_de_20_fonction"><text:span text:style-name="T1">fill</text:span></text:span><text:span text:style-name="T1">();</text:span></text:p>
            <text:p text:style-name="P28"><text:span text:style-name="Type_20_de_20_variable"><text:span text:style-name="T1">void</text:span></text:span><text:span text:style-name="T1"> </text:span><text:span text:style-name="Nom_20_de_20_fonction"><text:span text:style-name="T1">mix</text:span></text:span><text:span text:style-name="T1">();</text:span></text:p>
            <text:p text:style-name="P12"/>
            <text:p text:style-name="P4"><text:span text:style-name="visibilité"><text:span text:style-name="T1"/></text:span></text:p>
          </table:table-cell>
          <table:table-cell table:style-name="Tableau2.C2" office:value-type="string">
            <text:p text:style-name="P11"><text:span text:style-name="visibilité"><text:span text:style-name="T1">public:</text:span></text:span></text:p>
            <text:p text:style-name="P11"><text:span text:style-name="Nom_20_de_20_fonction"><text:span text:style-name="T1">Sokoban</text:span></text:span><text:span text:style-name="T1">(</text:span><text:span text:style-name="Type_20_de_20_variable"><text:span text:style-name="T1">int </text:span></text:span><text:span text:style-name="Nom_20_de_20_variable"><text:span text:style-name="T5">h</text:span></text:span><text:span text:style-name="T1">,</text:span><text:span text:style-name="Type_20_de_20_variable"><text:span text:style-name="T1">int </text:span></text:span><text:span text:style-name="Nom_20_de_20_variable"><text:span text:style-name="T5">w</text:span></text:span><text:span text:style-name="Type_20_de_20_variable"><text:span text:style-name="T5">, int </text:span></text:span><text:span text:style-name="Nom_20_de_20_variable"><text:span text:style-name="T5">nb_crates</text:span></text:span><text:span text:style-name="T5">=-1</text:span><text:span text:style-name="T1">);</text:span></text:p>
            <text:p text:style-name="P11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Sokoban</text:span></text:span><text:span text:style-name="T1">();</text:span></text:p>
            <text:p text:style-name="P14"/>
            <text:p text:style-name="P28"><text:span text:style-name="visibilité"><text:span text:style-name="T1">pr</text:span></text:span><text:span text:style-name="visibilité"><text:span text:style-name="T17">otect</text:span></text:span><text:span text:style-name="visibilité"><text:span text:style-name="T1">e</text:span></text:span><text:span text:style-name="visibilité"><text:span text:style-name="T17">d</text:span></text:span><text:span text:style-name="visibilité"><text:span text:style-name="T1">:</text:span></text:span></text:p>
            <text:p text:style-name="P28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height</text:span></text:span><text:span text:style-name="T1">=10;</text:span></text:p>
            <text:p text:style-name="P28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width</text:span></text:span><text:span text:style-name="T1">=10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nb_crates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pos_h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pos_w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i_top_lef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6">j</text:span></text:span><text:span text:style-name="Nom_20_de_20_variable"><text:span text:style-name="T1">_top_</text:span></text:span><text:span text:style-name="Nom_20_de_20_variable"><text:span text:style-name="T6">lef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i_</text:span></text:span><text:span text:style-name="Nom_20_de_20_variable"><text:span text:style-name="T6">top_right</text:span></text:span><text:span text:style-name="T6">;</text:span></text:p>
            <text:p text:style-name="P30"><text:span text:style-name="Type_20_de_20_variable"><text:span text:style-name="T1">int</text:span></text:span><text:span text:style-name="T1"> </text:span><text:span text:style-name="Nom_20_de_20_variable"><text:span text:style-name="T1">j_top_right</text:span></text:span><text:span text:style-name="T1">;</text:span></text:p>
            <text:p text:style-name="P30"><text:span text:style-name="Type_20_de_20_variable"><text:span text:style-name="T1">int</text:span></text:span><text:span text:style-name="T1"> </text:span><text:span text:style-name="Nom_20_de_20_variable"><text:span text:style-name="T1">i_bottom_left</text:span></text:span><text:span text:style-name="T1">;</text:span></text:p>
            <text:p text:style-name="P30"><text:span text:style-name="Type_20_de_20_variable"><text:span text:style-name="T1">int</text:span></text:span><text:span text:style-name="T1"> </text:span><text:span text:style-name="Nom_20_de_20_variable"><text:span text:style-name="T1">j_bottom_left</text:span></text:span><text:span text:style-name="T1">;</text:span></text:p>
            <text:p text:style-name="P30"><text:span text:style-name="Type_20_de_20_variable"><text:span text:style-name="T1">int</text:span></text:span><text:span text:style-name="T1"> </text:span><text:span text:style-name="Nom_20_de_20_variable"><text:span text:style-name="T1">i_bottom_right</text:span></text:span><text:span text:style-name="T1">;</text:span></text:p>
            <text:p text:style-name="P30"><text:span text:style-name="Type_20_de_20_variable"><text:span text:style-name="T1">int</text:span></text:span><text:span text:style-name="T1"> </text:span><text:span text:style-name="Nom_20_de_20_variable"><text:span text:style-name="T1">j_bottom_right</text:span></text:span><text:span text:style-name="T1">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_</text:span></text:span><text:span text:style-name="Nom_20_de_20_fonction"><text:span text:style-name="T17">board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</text:span></text:span><text:span text:style-name="T1">=cout) </text:span><text:span text:style-name="Qualificateurs"><text:span text:style-name="T1">const</text:span></text:span><text:span text:style-name="T1">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walls</text:span></text:span><text:span text:style-name="T1">()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ExternalWalls</text:span></text:span><text:span text:style-name="T1">()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InternalWalls</text:span></text:span><text:span text:style-name="T1">()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target_crates</text:span></text:span><text:span text:style-name="T1">()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free_zo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outsideOfWalls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s</text:span></text:span><text:span text:style-name="T1">)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pers</text:span></text:span><text:span text:style-name="T1">()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30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stuck</text:span></text:span><text:span text:style-name="T1">() </text:span><text:span text:style-name="Qualificateurs"><text:span text:style-name="T1">const</text:span></text:span><text:span text:style-name="T1">;</text:span></text:p>
          </table:table-cell>
        </table:table-row>
      </table:table>
      <text:p text:style-name="P48"/>
      <text:p text:style-name="P48"/>
      <text:p text:style-name="P48"/>
      <table:table table:name="Tableau6" table:style-name="Tableau6">
        <table:table-column table:style-name="Tableau6.A"/>
        <text:soft-page-break/>
        <table:table-row>
          <table:table-cell table:style-name="Tableau6.A1" office:value-type="string">
            <text:p text:style-name="P31"><text:span text:style-name="classe"><text:span text:style-name="T1">class Printable</text:span></text:span><text:span text:style-name="T1"> </text:span><text:span text:style-name="Commentaire"><text:span text:style-name="T1">//classe abstraite</text:span></text:span></text:p>
          </table:table-cell>
        </table:table-row>
        <table:table-row>
          <table:table-cell table:style-name="Tableau6.A2" office:value-type="string">
            <text:p text:style-name="P32"><text:span text:style-name="visibilité"><text:span text:style-name="T1">public:</text:span></text:span></text:p>
            <text:p text:style-name="P32"><text:span text:style-name="Qualificateurs"><text:span text:style-name="T1">friend</text:span></text:span><text:span text:style-name="T1"> </text:span><text:span text:style-name="Type_20_de_20_variable"><text:span text:style-name="T1">ostream&amp;</text:span></text:span><text:span text:style-name="T1">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Qualificateurs"><text:span text:style-name="T1">const</text:span></text:span><text:span text:style-name="T1"> </text:span><text:span text:style-name="Type_20_de_20_variable"><text:span text:style-name="T1">Printable</text:span></text:span><text:span text:style-name="T12">&amp;</text:span><text:span text:style-name="T1"> </text:span><text:span text:style-name="Nom_20_de_20_variable"><text:span text:style-name="T1">object</text:span></text:span><text:span text:style-name="T1">);</text:span></text:p>
            <text:p text:style-name="P16"/>
            <text:p text:style-name="P32"><text:span text:style-name="visibilité"><text:span text:style-name="T1">private:</text:span></text:span></text:p>
            <text:p text:style-name="P32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 = 0 ;</text:span></text:p>
          </table:table-cell>
        </table:table-row>
      </table:table>
      <text:p text:style-name="P48"/>
      <text:p text:style-name="P4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3"><text:span text:style-name="classe"><text:span text:style-name="T1">class Square_2048 : </text:span></text:span><text:span text:style-name="visibilité"><text:span text:style-name="T1">public</text:span></text:span><text:span text:style-name="classe"><text:span text:style-name="T1"> Printable</text:span></text:span></text:p>
          </table:table-cell>
          <table:table-cell table:style-name="Tableau7.B1" office:value-type="string">
            <text:p text:style-name="P43"><text:span text:style-name="classe"><text:span text:style-name="T1">template&lt;class C&gt;</text:span></text:span></text:p>
            <text:p text:style-name="P33"><text:span text:style-name="classe"><text:span text:style-name="T1">class Square_Taquin : public Printable</text:span></text:span></text:p>
          </table:table-cell>
        </table:table-row>
        <table:table-row>
          <table:table-cell table:style-name="Tableau7.A2" office:value-type="string">
            <text:p text:style-name="P34"><text:span text:style-name="visibilité"><text:span text:style-name="T1">public:</text:span></text:span></text:p>
            <text:p text:style-name="P34"><text:span text:style-name="Qualificateurs"><text:span text:style-name="T1">stati</text:span></text:span><text:span text:style-name="Qualificateurs"><text:span text:style-name="T25">c const</text:span></text:span><text:span text:style-name="T1"> </text:span><text:span text:style-name="Type_20_de_20_variable"><text:span text:style-name="T1">Square_2048</text:span></text:span><text:span text:style-name="T1"> </text:span><text:span text:style-name="Nom_20_de_20_variable"><text:span text:style-name="T1">empty</text:span></text:span><text:span text:style-name="T1">;</text:span></text:p>
            <text:p text:style-name="P29"><text:span text:style-name="Qualificateurs"><text:span text:style-name="T19">static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</text:span></text:span><text:span text:style-name="T1">(</text:span><text:span text:style-name="Type_20_de_20_variable"><text:span text:style-name="T21">vector&lt;long long&gt;, vector&lt;</text:span></text:span><text:span text:style-name="Type_20_de_20_variable"><text:span text:style-name="T23">Action_2048</text:span></text:span><text:span text:style-name="Type_20_de_20_variable"><text:span text:style-name="T21">&gt;</text:span></text:span><text:span text:style-name="T1">) </text:span><text:span text:style-name="Qualificateurs"><text:span text:style-name="T10">const</text:span></text:span><text:span text:style-name="T1">;</text:span></text:p>
            <text:p text:style-name="P19"/>
            <text:p text:style-name="P34"><text:span text:style-name="Nom_20_de_20_fonction"><text:span text:style-name="T1">Square_2048</text:span></text:span><text:span text:style-name="T1">(</text:span><text:span text:style-name="Type_20_de_20_variable"><text:span text:style-name="T1">Square_2048_action</text:span></text:span><text:span text:style-name="T1"> </text:span><text:span text:style-name="Nom_20_de_20_variable"><text:span text:style-name="T1">action</text:span></text:span><text:span text:style-name="T1"> = </text:span><text:span text:style-name="T25">none</text:span><text:span text:style-name="T1">, </text:span><text:span text:style-name="Type_20_de_20_variable"><text:span text:style-name="T1">long long</text:span></text:span><text:span text:style-name="T1"> </text:span><text:span text:style-name="Nom_20_de_20_variable"><text:span text:style-name="T1">value</text:span></text:span><text:span text:style-name="T1"> =0);</text:span></text:p>
            <text:p text:style-name="P34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4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2"><text:span text:style-name="Type_20_de_20_variable"><text:span text:style-name="T1">bool</text:span></text:span><text:span text:style-name="T1"> </text:span><text:span text:style-name="Nom_20_de_20_fonction"><text:span text:style-name="T11">dest</text:span></text:span><text:span text:style-name="Nom_20_de_20_fonction"><text:span text:style-name="T1">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mult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4"><text:span text:style-name="Type_20_de_20_variable"><text:span text:style-name="T1">bool</text:span></text:span><text:span text:style-name="T1"> </text:span><text:span text:style-name="Nom_20_de_20_fonction"><text:span text:style-name="T1">is_opposit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4"><text:span text:style-name="Type_20_de_20_variable"><text:span text:style-name="T1">bool</text:span></text:span><text:span text:style-name="T1"> </text:span><text:span text:style-name="Nom_20_de_20_fonction"><text:span text:style-name="T1">same_actio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4"><text:span text:style-name="Type_20_de_20_variable"><text:span text:style-name="T1">bool</text:span></text:span><text:span text:style-name="T1"> </text:span><text:span text:style-name="Nom_20_de_20_fonction"><text:span text:style-name="T1">same_valu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4"><text:span text:style-name="Type_20_de_20_variable"><text:span text:style-name="T1">Square_2048&amp;</text:span></text:span><text:span text:style-name="T1"> </text:span><text:span text:style-name="Nom_20_de_20_fonction"><text:span text:style-name="T1">operator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4"><text:span text:style-name="Type_20_de_20_variable"><text:span text:style-name="T1">void</text:span></text:span><text:span text:style-name="T1"> </text:span><text:span text:style-name="Nom_20_de_20_fonction"><text:span text:style-name="T1">set_value</text:span></text:span><text:span text:style-name="T1">(</text:span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);</text:span></text:p>
            <text:p text:style-name="P34"><text:span text:style-name="Type_20_de_20_variable"><text:span text:style-name="T1">unsigned long long</text:span></text:span><text:span text:style-name="T1"> </text:span><text:span text:style-name="Nom_20_de_20_fonction"><text:span text:style-name="T1">get_value</text:span></text:span><text:span text:style-name="T1">() </text:span><text:span text:style-name="Qualificateurs"><text:span text:style-name="T13">const</text:span></text:span><text:span text:style-name="T1">;</text:span></text:p>
            <text:p text:style-name="P34"><text:span text:style-name="Type_20_de_20_variable"><text:span text:style-name="T1">void</text:span></text:span><text:span text:style-name="T1"> </text:span><text:span text:style-name="Nom_20_de_20_fonction"><text:span text:style-name="T1">swap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;</text:span></text:p>
            <text:p text:style-name="P34"><text:span text:style-name="Type_20_de_20_variable"><text:span text:style-name="T1">bool</text:span></text:span><text:span text:style-name="T1"> </text:span><text:span text:style-name="Nom_20_de_20_fonction"><text:span text:style-name="T1">is_empty</text:span></text:span><text:span text:style-name="T1">() </text:span><text:span text:style-name="Qualificateurs"><text:span text:style-name="T1">const</text:span></text:span><text:span text:style-name="T1">;</text:span></text:p>
            <text:p text:style-name="P17"/>
            <text:p text:style-name="P34"><text:span text:style-name="visibilité"><text:span text:style-name="T1">private:</text:span></text:span></text:p>
            <text:p text:style-name="P34"><text:span text:style-name="Type_20_de_20_variable"><text:span text:style-name="T18">A</text:span></text:span><text:span text:style-name="Type_20_de_20_variable"><text:span text:style-name="T1">ction_</text:span></text:span><text:span text:style-name="Type_20_de_20_variable"><text:span text:style-name="T18">2048</text:span></text:span><text:span text:style-name="T1"> </text:span><text:span text:style-name="Nom_20_de_20_variable"><text:span text:style-name="T1">action</text:span></text:span><text:span text:style-name="T1">;</text:span></text:p>
            <text:p text:style-name="P34"><text:span text:style-name="Type_20_de_20_variable"><text:span text:style-name="T1">long long</text:span></text:span><text:span text:style-name="T1"> </text:span><text:span text:style-name="Nom_20_de_20_variable"><text:span text:style-name="T1">value</text:span></text:span><text:span text:style-name="T1">;</text:span></text:p>
            <text:p text:style-name="P35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;</text:span></text:p>
          </table:table-cell>
          <table:table-cell table:style-name="Tableau7.B2" office:value-type="string">
            <text:p text:style-name="P38"><text:span text:style-name="visibilité"><text:span text:style-name="T1">public:</text:span></text:span></text:p>
            <text:p text:style-name="P40"><text:span text:style-name="Qualificateurs"><text:span text:style-name="T1">static </text:span></text:span><text:span text:style-name="Qualificateurs"><text:span text:style-name="T15">const</text:span></text:span><text:span text:style-name="visibilité"><text:span text:style-name="T1"> </text:span></text:span><text:span text:style-name="Type_20_de_20_variable"><text:span text:style-name="T1">Square_Taquin</text:span></text:span><text:span text:style-name="Type_20_de_20_variable"><text:span text:style-name="T15">&lt;C&gt;</text:span></text:span><text:span text:style-name="visibilité"><text:span text:style-name="T1"> </text:span></text:span><text:span text:style-name="Nom_20_de_20_variable"><text:span text:style-name="T1">empty</text:span></text:span><text:span text:style-name="visibilité"><text:span text:style-name="T1">;</text:span></text:span></text:p>
            <text:p text:style-name="P38"><text:span text:style-name="Nom_20_de_20_fonction"><text:span text:style-name="T1">Square_Taquin</text:span></text:span><text:span text:style-name="T1">(</text:span><text:span text:style-name="Type_20_de_20_variable"><text:span text:style-name="T1">unsigned </text:span></text:span><text:span text:style-name="Type_20_de_20_variable"><text:span text:style-name="T27">long long</text:span></text:span><text:span text:style-name="T1"> </text:span><text:span text:style-name="Nom_20_de_20_variable"><text:span text:style-name="T1">l</text:span></text:span><text:span text:style-name="T1">=</text:span><text:span text:style-name="T27">1</text:span><text:span text:style-name="T1">);</text:span></text:p>
            <text:p text:style-name="P38"><text:span text:style-name="Nom_20_de_20_fonction"><text:span text:style-name="T1">Square_Taqui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operator&l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operator&l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operator&g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operator&g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Square_Taquin</text:span></text:span><text:span text:style-name="T1">&amp; </text:span><text:span text:style-name="Nom_20_de_20_fonction"><text:span text:style-name="T1">operator=</text:span></text:span><text:span text:style-name="T1">(</text:span><text:span text:style-name="Type_20_de_20_variable"><text:span text:style-name="T1">Square_Taquin</text:span></text:span><text:span text:style-name="Type_20_de_20_variable"><text:span text:style-name="T15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38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);</text:span></text:p>
            <text:p text:style-name="P38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</text:span><text:span text:style-name="Type_20_de_20_variable"><text:span text:style-name="T1">int</text:span></text:span><text:span text:style-name="T1">);</text:span></text:p>
            <text:p text:style-name="P38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);</text:span></text:p>
            <text:p text:style-name="P38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</text:span><text:span text:style-name="Type_20_de_20_variable"><text:span text:style-name="T1">int</text:span></text:span><text:span text:style-name="T1">);</text:span></text:p>
            <text:p text:style-name="P18"/>
            <text:p text:style-name="P38"><text:span text:style-name="visibilité"><text:span text:style-name="T1">private:</text:span></text:span></text:p>
            <text:p text:style-name="P3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4">&amp;</text:span><text:span text:style-name="T1"> </text:span><text:span text:style-name="Nom_20_de_20_variable"><text:span text:style-name="T1">o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27">C</text:span></text:span><text:span text:style-name="T1"> </text:span><text:span text:style-name="Nom_20_de_20_variable"><text:span text:style-name="T1">value</text:span></text:span><text:span text:style-name="T1">;</text:span></text:p>
            <text:p text:style-name="P18"/>
          </table:table-cell>
        </table:table-row>
      </table:table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Header" style:family="paragraph" style:parent-style-name="Standard" style:class="extra"/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7-01-03T08:35:54.875491428</dc:date>
    <meta:generator>LibreOffice/4.3.3.2$Linux_x86 LibreOffice_project/430m0$Build-2</meta:generator>
    <meta:editing-duration>PT7H35M55S</meta:editing-duration>
    <meta:editing-cycles>51</meta:editing-cycles>
    <meta:document-statistic meta:table-count="7" meta:image-count="0" meta:object-count="0" meta:page-count="3" meta:paragraph-count="147" meta:word-count="502" meta:character-count="4284" meta:non-whitespace-character-count="3928"/>
  </office:meta>
</office:document-meta>
</file>